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224F3EF6A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5bc6a" officeooo:paragraph-rsid="0005bc6a"/>
    </style:style>
    <style:style style:name="P2" style:family="paragraph" style:parent-style-name="Standard">
      <style:text-properties fo:color="#ffffff" loext:opacity="100%" officeooo:paragraph-rsid="0005bc6a" fo:background-color="transparent"/>
    </style:style>
    <style:style style:name="T1" style:family="text">
      <style:text-properties officeooo:rsid="0005bc6a"/>
    </style:style>
    <style:style style:name="T2" style:family="text">
      <style:text-properties fo:color="#ffffff" loext:opacity="100%" officeooo:rsid="0005bc6a"/>
    </style:style>
    <style:style style:name="T3" style:family="text">
      <style:text-properties officeooo:rsid="0006e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l que he fet ha sigut: </text:span><text:bookmark text:name="swlnappltextshared0000040502xml_6"/><text:bookmark text:name="defaulttextshared0000040502xml_10"/><text:bookmark text:name="par_id821578662265845"/>Vaya a Format ▸ Estil de página ▸ pestaña Área. <text:span text:style-name="T1">Ahi he </text:span><text:span text:style-name="T3">agafat</text:span><text:span text:style-name="T1"> la </text:span><text:span text:style-name="T3">imatge </text:span><text:span text:style-name="T1">he inserta</text:span><text:span text:style-name="T3">t </text:span><text:span text:style-name="T1">la foto </text:span><text:span text:style-name="T3">i</text:span><text:span text:style-name="T1"> </text:span><text:span text:style-name="T3">j</text:span><text:span text:style-name="T1">a </text:span><text:span text:style-name="T3">em</text:span><text:span text:style-name="T1"> </text:span><text:span text:style-name="T3">deixaba</text:span><text:span text:style-name="T1"> escri</text:span><text:span text:style-name="T3">ure</text:span><text:span text:style-name="T1"> </text:span><text:span text:style-name="T3">i</text:span><text:span text:style-name="T1"> </text:span><text:span text:style-name="T3">ja</text:span><text:span text:style-name="T1"> </text:span><text:span text:style-name="T3">la he</text:span><text:span text:style-name="T1"> </text:span><text:span text:style-name="T3">posat</text:span><text:span text:style-name="T1"> de fon</text:span><text:span text:style-name="T3">s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hola" xlink:href="Pictures/100000010000032D00000224F3EF6A7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hola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32D00000224F3EF6A7B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hola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45:40.002057745</meta:creation-date>
    <dc:date>2024-11-19T09:13:11.508176129</dc:date>
    <meta:editing-duration>PT2M23S</meta:editing-duration>
    <meta:editing-cycles>1</meta:editing-cycles>
    <meta:document-statistic meta:table-count="0" meta:image-count="0" meta:object-count="0" meta:page-count="1" meta:paragraph-count="1" meta:word-count="37" meta:character-count="165" meta:non-whitespace-character-count="129"/>
    <meta:generator>LibreOffice/24.2.6.2$Linux_X86_64 LibreOffice_project/420$Build-2</meta:generator>
  </office:meta>
</office:document-meta>
</file>